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5pt" fo:font-weight="bold" officeooo:rsid="001dbcf6" officeooo:paragraph-rsid="001dbcf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fo:font-weight="normal" officeooo:rsid="001dbcf6" officeooo:paragraph-rsid="001dbcf6" style:font-size-asian="15pt" style:font-weight-asian="normal" style:font-size-complex="15pt" style:font-weight-complex="normal"/>
    </style:style>
    <style:style style:name="T1" style:family="text">
      <style:text-properties officeooo:rsid="001dbcf6"/>
    </style:style>
    <style:style style:name="T2" style:family="text">
      <style:text-properties officeooo:rsid="001f4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la <text:span text:style-name="T1">0</text:span>6 Domain-Driven Design (DDD)</text:p>
      <text:p text:style-name="P1"/>
      <text:p text:style-name="P3">O que significa domínio no contexto de Engenharia de software?</text:p>
      <text:p text:style-name="P4">R: No contexto dos sistemas de software, o termo “domínio” refere-se ao conjunto de conhecimentos, regras e conceitos relacionados a uma área específica de negócio ou atividade em que o software será utilizado. </text:p>
      <text:p text:style-name="P4"/>
      <text:p text:style-name="P4">Exemplo: se estivermos desenvolvendo um software para uma empresa de finanças, é necessário ter conhecimento sobre conceitos financeiros, como contabilidade, impostos, investimentos e fluxo de caixa. Se o software for para uma empresa de logística, é importante ter conhecimentos sobre rotas de transporte, tipos de veículos, armazenamento de mercadorias, etc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14:47:55.648000000</dc:date>
    <meta:editing-duration>PT4M49S</meta:editing-duration>
    <meta:editing-cycles>1</meta:editing-cycles>
    <meta:document-statistic meta:table-count="0" meta:image-count="0" meta:object-count="0" meta:page-count="1" meta:paragraph-count="4" meta:word-count="98" meta:character-count="667" meta:non-whitespace-character-count="572"/>
    <meta:generator>LibreOffice/7.2.1.2$Windows_X86_64 LibreOffice_project/87b77fad49947c1441b67c559c339af8f3517e22</meta:generator>
  </office:meta>
</office:document-meta>
</file>